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3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3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2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Arial Black" fo:font-size="15.1499996185303pt" fo:font-style="normal" style:text-underline-style="none" fo:font-weight="bold" style:text-blinking="false" fo:background-color="transparen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3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5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6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31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5c271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3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36" style:family="text">
      <style:text-properties fo:font-variant="normal" fo:text-transform="none" fo:color="#1155cc" style:text-line-through-style="none" style:text-line-through-type="none" style:font-name="Lato" fo:language="zxx" fo:country="none" fo:font-style="normal" style:text-underline-style="solid" style:text-underline-width="auto" style:text-underline-color="font-color" officeooo:rsid="0044b0ce" style:text-blinking="false" fo:background-color="transparent" loext:char-shading-value="0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loext:char-shading-value="0" style:font-name-asian="Arial Unicode MS" style:font-size-asian="24pt" style:font-weight-asian="bold" style:font-name-complex="Arial Unicode MS" style:font-size-complex="24pt" style:font-weight-complex="bold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3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4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b3b36" fo:background-color="transparent" loext:char-shading-value="0"/>
    </style:style>
    <style:style style:name="T47" style:family="text">
      <style:text-properties officeooo:rsid="003cb4df" fo:background-color="transparent" loext:char-shading-value="0"/>
    </style:style>
    <style:style style:name="T48" style:family="text">
      <style:text-properties officeooo:rsid="00529fbc" fo:background-color="transparent" loext:char-shading-value="0"/>
    </style:style>
    <style:style style:name="T49" style:family="text">
      <style:text-properties officeooo:rsid="00529fbc" fo:background-color="transparent" loext:char-shading-value="0" style:font-style-asian="normal" style:font-style-complex="normal"/>
    </style:style>
    <style:style style:name="T50" style:family="text">
      <style:text-properties officeooo:rsid="001fa2d0" fo:background-color="transparent" loext:char-shading-value="0" style:font-style-asian="normal" style:font-style-complex="normal"/>
    </style:style>
    <style:style style:name="T51" style:family="text">
      <style:text-properties officeooo:rsid="005306f3" fo:background-color="transparent" loext:char-shading-value="0"/>
    </style:style>
    <style:style style:name="T52" style:family="text">
      <style:text-properties officeooo:rsid="00394f40" fo:background-color="transparent" loext:char-shading-value="0"/>
    </style:style>
    <style:style style:name="T53" style:family="text">
      <style:text-properties fo:font-style="italic" fo:background-color="transparent" loext:char-shading-value="0"/>
    </style:style>
    <style:style style:name="T54" style:family="text">
      <style:text-properties fo:font-style="italic" officeooo:rsid="00529fbc" fo:background-color="transparent" loext:char-shading-value="0"/>
    </style:style>
    <style:style style:name="T55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2b0f9f" style:font-style-asian="italic" style:font-style-complex="italic"/>
    </style:style>
    <style:style style:name="T58" style:family="text">
      <style:text-properties style:font-name="Lucida Grande" officeooo:rsid="001c223e" style:font-name-asian="Lucida Grande" style:font-name-complex="Lucida Grande"/>
    </style:style>
    <style:style style:name="T59" style:family="text">
      <style:text-properties officeooo:rsid="001c223e" style:font-name-asian="Arial Unicode MS" style:font-name-complex="Arial Unicode MS"/>
    </style:style>
    <style:style style:name="T60" style:family="text">
      <style:text-properties fo:font-size="10pt" officeooo:rsid="001e1346" style:font-size-asian="10pt" style:font-size-complex="10pt"/>
    </style:style>
    <style:style style:name="T61" style:family="text">
      <style:text-properties fo:font-size="10pt" officeooo:rsid="00610904" style:font-size-asian="10pt" style:font-size-complex="10pt"/>
    </style:style>
    <style:style style:name="T62" style:family="text">
      <style:text-properties fo:font-size="10pt" officeooo:rsid="0062e0a3" style:font-size-asian="10pt" style:font-size-complex="10pt"/>
    </style:style>
    <style:style style:name="T63" style:family="text">
      <style:text-properties fo:font-size="10pt" officeooo:rsid="006f5db2" style:font-size-asian="10pt" style:font-size-complex="10pt"/>
    </style:style>
    <style:style style:name="T64" style:family="text">
      <style:text-properties fo:font-size="10pt" officeooo:rsid="006f60f0" style:font-size-asian="10pt" style:font-size-complex="10pt"/>
    </style:style>
    <style:style style:name="T65" style:family="text">
      <style:text-properties fo:font-size="9pt" fo:font-weight="normal" style:font-size-asian="9pt" style:font-size-complex="9pt"/>
    </style:style>
    <style:style style:name="T66" style:family="text">
      <style:text-properties fo:font-size="9pt" fo:font-weight="normal" officeooo:rsid="001d52ef" style:font-size-asian="9pt" style:font-size-complex="9pt"/>
    </style:style>
    <style:style style:name="T67" style:family="text">
      <style:text-properties officeooo:rsid="001dbe86"/>
    </style:style>
    <style:style style:name="T68" style:family="text">
      <style:text-properties officeooo:rsid="00292259"/>
    </style:style>
    <style:style style:name="T69" style:family="text">
      <style:text-properties officeooo:rsid="002b0f9f"/>
    </style:style>
    <style:style style:name="T70" style:family="text">
      <style:text-properties officeooo:rsid="00357544"/>
    </style:style>
    <style:style style:name="T71" style:family="text">
      <style:text-properties officeooo:rsid="00374ddd"/>
    </style:style>
    <style:style style:name="T72" style:family="text">
      <style:text-properties officeooo:rsid="00394acc"/>
    </style:style>
    <style:style style:name="T73" style:family="text">
      <style:text-properties officeooo:rsid="003cb4df"/>
    </style:style>
    <style:style style:name="T74" style:family="text">
      <style:text-properties officeooo:rsid="0040ec56"/>
    </style:style>
    <style:style style:name="T75" style:family="text">
      <style:text-properties officeooo:rsid="00453488"/>
    </style:style>
    <style:style style:name="T76" style:family="text">
      <style:text-properties officeooo:rsid="00495675"/>
    </style:style>
    <style:style style:name="T77" style:family="text">
      <style:text-properties officeooo:rsid="004bb7ce"/>
    </style:style>
    <style:style style:name="T78" style:family="text">
      <style:text-properties officeooo:rsid="004fc84c"/>
    </style:style>
    <style:style style:name="T79" style:family="text">
      <style:text-properties officeooo:rsid="002d33ca"/>
    </style:style>
    <style:style style:name="T80" style:family="text">
      <style:text-properties officeooo:rsid="0051b784"/>
    </style:style>
    <style:style style:name="T81" style:family="text">
      <style:text-properties officeooo:rsid="00529fbc"/>
    </style:style>
    <style:style style:name="T82" style:family="text">
      <style:text-properties officeooo:rsid="005306f3"/>
    </style:style>
    <style:style style:name="T83" style:family="text">
      <style:text-properties officeooo:rsid="00394f40"/>
    </style:style>
    <style:style style:name="T84" style:family="text">
      <style:text-properties officeooo:rsid="005408ed"/>
    </style:style>
    <style:style style:name="T85" style:family="text">
      <style:text-properties officeooo:rsid="0063a09a"/>
    </style:style>
    <style:style style:name="T86" style:family="text">
      <style:text-properties officeooo:rsid="00690ef8"/>
    </style:style>
    <style:style style:name="T87" style:family="text">
      <style:text-properties officeooo:rsid="006abb79"/>
    </style:style>
    <style:style style:name="T88" style:family="text">
      <style:text-properties officeooo:rsid="006ad22c"/>
    </style:style>
    <style:style style:name="T89" style:family="text">
      <style:text-properties officeooo:rsid="006c4e73"/>
    </style:style>
    <style:style style:name="T90" style:family="text">
      <style:text-properties officeooo:rsid="0071538e"/>
    </style:style>
    <style:style style:name="T91" style:family="text">
      <style:text-properties officeooo:rsid="0074d64d"/>
    </style:style>
    <style:style style:name="T92" style:family="text">
      <style:text-properties style:font-name="Arial Black"/>
    </style:style>
    <style:style style:name="T93" style:family="text">
      <style:text-properties style:font-name="Arial Black" officeooo:rsid="00292259"/>
    </style:style>
    <style:style style:name="T94" style:family="text">
      <style:text-properties style:font-name="Arial Black" officeooo:rsid="001c223e" style:font-name-asian="Lucida Grande" style:font-name-complex="Lucida Grande"/>
    </style:style>
    <style:style style:name="T95" style:family="text">
      <style:text-properties style:font-name="Arial Black" officeooo:rsid="001c223e" style:font-name-asian="Arial Unicode MS" style:font-name-complex="Arial Unicode M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 text:name="docs-internal-guid-f181235a-b7fe-9cc7-b391-1497db5449f7"/>Greg Sandell</text:p>
      <text:p text:style-name="P6">Los Angeles, CA</text:p>
      <text:p text:style-name="P20"><text:span text:style-name="T92">(</text:span><text:span text:style-name="T93">213</text:span><text:span text:style-name="T92">) </text:span><text:span text:style-name="T93">479-0790</text:span><text:span text:style-name="T92"> <text:s/></text:span><text:span text:style-name="T94">•</text:span><text:span text:style-name="T95"> </text:span><text:span text:style-name="T92"><text:s/></text:span><text:a xlink:type="simple" xlink:href="mailto:GREG.SANDELL@GMAIL.COM" text:style-name="Internet_20_link" text:visited-style-name="Visited_20_Internet_20_Link"><text:span text:style-name="T92">GREG.SANDELL@GMAIL.COM</text:span></text:a> <text:s/><text:span text:style-name="T58">•</text:span><text:span text:style-name="T59"> </text:span><text:s/><text:span text:style-name="T65">Portfolio/</text:span><text:span text:style-name="T66">c</text:span><text:span text:style-name="T65">ode: </text:span><text:a xlink:type="simple" xlink:href="http://gregsandell.com/" text:style-name="Internet_20_link" text:visited-style-name="Visited_20_Internet_20_Link"><text:span text:style-name="T65">gregsandell.com</text:span></text:a></text:p>
      <text:h text:style-name="P25" text:outline-level="1">About Me</text:h>
      <text:p text:style-name="P22"><text:span text:style-name="T64">I provide</text:span><text:span text:style-name="T60"> </text:span><text:span text:style-name="T64">client Web Application </text:span><text:span text:style-name="T60">solutions of high quality and reliability </text:span><text:span text:style-name="T62">using</text:span><text:span text:style-name="T60"> Javascript/Node.js/React Front End Development, </text:span><text:span text:style-name="T62">Selenium-based </text:span><text:span text:style-name="T60">Automated UI Testing, </text:span><text:span text:style-name="T61">Salesforce </text:span><text:span text:style-name="T63">Commerce Cloud </text:span><text:span text:style-name="T60">eCommerce, load testing, </text:span><text:span text:style-name="T61">SQL </text:span><text:span text:style-name="T60">database design, asynchronous/multi-threaded processing, </text:span><text:span text:style-name="T63">secure authentication, messaging, </text:span><text:span text:style-name="T60">and integrating third party software. <text:s/>I have </text:span><text:span text:style-name="T64">worked for enterprise clients in retail eCommerce, Real Estate, Executive Search, Healthcare, AdTech, Publishing, Finance, Defense, and Travel. </text:span><text:span text:style-name="T60">I am also an accomplished classical pianist, electric bass player, and composer.</text:span></text:p>
      <text:h text:style-name="P26" text:outline-level="1">Experience</text:h>
      <text:h text:style-name="P19" text:outline-level="2"><text:span text:style-name="T42">OCT 2017</text:span><text:span text:style-name="T41"> – </text:span><text:span text:style-name="T43">M</text:span><text:span text:style-name="T44">AY 2020</text:span></text:h>
      <text:h text:style-name="P5" text:outline-level="3"><text:span text:style-name="T31">Crocs </text:span><text:span text:style-name="T32">Inc.</text:span><text:span text:style-name="T24"> –</text:span><text:span text:style-name="T4"> </text:span><text:span text:style-name="T10"><text:s/></text:span><text:span text:style-name="T11">S</text:span><text:span text:style-name="T12">DET (Software Development Engineer in Test)</text:span></text:h>
      <text:list xml:id="list1857337855" text:style-name="L1">
        <text:list-item>
          <text:p text:style-name="P41">Javascript/web programmer in <text:span text:style-name="T91">Node.js, React and </text:span>Salesforce Commerce Cloud (a.k.a. SFCC/DemandWare) for company eCommerce site with $1.2 bil in <text:span text:style-name="T89">2019 </text:span>sales </text:p>
        </text:list-item>
        <text:list-item>
          <text:p text:style-name="P41">Integrate SFCC with third party eCommerce services: <text:span text:style-name="T77">PayPal, </text:span>Givex giftcards, <text:span text:style-name="T77">Adyen, CardConnect, Signal Tag Manager, Kount Fraud Manager, Olapic, Narvar, and Adobe Audience Manager analytics</text:span></text:p>
        </text:list-item>
        <text:list-item>
          <text:p text:style-name="P42">Support crocs.com sites in <text:span text:style-name="T90">8 different languages, </text:span>1<text:span text:style-name="T90">4</text:span> countries/<text:span text:style-name="T90">locales, 7 payment processors</text:span></text:p>
        </text:list-item>
        <text:list-item>
          <text:p text:style-name="P43">Develop custom <text:span text:style-name="T86">multi-tiered</text:span> <text:span text:style-name="T86">web applications</text:span> <text:span text:style-name="T86">including SQL, REST services, Ajax, token based authentication, pub/sub messaging, Bash shell scripts, AWS, and BrowserStack cloud components</text:span>. <text:s/>Stack includes: <text:s/>Node.js, React/Redux, <text:span text:style-name="T87">Express, </text:span>Sqlite, WebSockets, <text:span text:style-name="T87">Bootstrap, Material-UI</text:span>.</text:p>
        </text:list-item>
        <text:list-item>
          <text:p text:style-name="P44">Develop reusable tools for UI automation and load testing; solve latency, asynchrony, and race condition issues; write CSS queries that work reliably across <text:span text:style-name="T88">major mobile and desktop web browsers</text:span> navigators.</text:p>
        </text:list-item>
        <text:list-item>
          <text:p text:style-name="P45">Provide Automated UI Test coverage for the eCommerce site including all phases of the purchase lifecycle, shopping cart interaction, product returns, payment processing, <text:span text:style-name="T85">user profile and fraud detection. <text:s/>Tech stack: <text:s/>internJS, leadfoot, eureQa, BrowserStack cloud</text:span></text:p>
        </text:list-item>
        <text:list-item>
          <text:p text:style-name="P46"><text:span text:style-name="T88">Provide training &amp; mentoring to junior develpers on Javascript, Node.js and SFCC; give</text:span> presentations to <text:span text:style-name="T88">to developers and </text:span>cross-functional teams on React <text:span text:style-name="T88">and Automated UI Testing</text:span>.</text:p>
        </text:list-item>
        <text:list-item>
          <text:p text:style-name="P47"><text:span text:style-name="T89">Work with new</text:span> fulfillment/distribution centers <text:span text:style-name="T89">coming online by creating bulk test orders in </text:span>the SAP Supply chain</text:p>
        </text:list-item>
      </text:list>
      <text:h text:style-name="P18" text:outline-level="2"><text:span text:style-name="T75">AUG 2017</text:span> – <text:span text:style-name="T76">NOV 2017</text:span></text:h>
      <text:h text:style-name="P4" text:outline-level="3"><text:span text:style-name="T33">UC Irvine / Trilogy Ed </text:span><text:span text:style-name="T23">–</text:span><text:span text:style-name="T1"> </text:span><text:span text:style-name="T2">Part Time </text:span><text:span text:style-name="T9">Course Instructor</text:span></text:h>
      <text:list xml:id="list145047605600344" text:continue-numbering="true" text:style-name="L1">
        <text:list-item>
          <text:p text:style-name="P48"><text:span text:style-name="T73">I</text:span>nstructor for “Fullstack Developer” bootcamp, <text:span text:style-name="T77">teaching HTML, CSS, Git, Bootstrap, Javascript, jQuery, Ajax, Firebase, Node.js</text:span></text:p>
        </text:list-item>
      </text:list>
      <text:h text:style-name="P17" text:outline-level="2"><text:span text:style-name="T69">APR 2016</text:span> – <text:span text:style-name="T74">JUNE 2017</text:span></text:h>
      <text:h text:style-name="P3" text:outline-level="3"><text:span text:style-name="T33">Ten-X, Irvine, CA</text:span><text:span text:style-name="T23"> </text:span><text:span text:style-name="T1">- </text:span><text:span text:style-name="T8">Sr. Software Engineer</text:span></text:h>
      <text:list xml:id="list145048719059089" text:continue-numbering="true" text:style-name="L1">
        <text:list-item>
          <text:p text:style-name="P50"><text:span text:style-name="T78">Developed</text:span> <text:span text:style-name="T67">presentation layer and </text:span>application logic for hosted web application <text:span text:style-name="T57">auction.com</text:span><text:span text:style-name="T69">,</text:span> <text:span text:style-name="T73">a Real Estate auction transaction platform</text:span></text:p>
        </text:list-item>
        <text:list-item>
          <text:p text:style-name="P54"><text:span text:style-name="T78">Responsible for features </text:span>Search &amp; Discovery, Event Details, Calendar, User prefs and personalization, and Home page <text:span text:style-name="T78">written in AngularJS 1.4, React/Redux, ES6, ArcGIS, and Python</text:span></text:p>
        </text:list-item>
        <text:list-item>
          <text:p text:style-name="P27"><text:soft-page-break/><text:span text:style-name="T70">Wrote QA Automation tests using Selenium and Nightwatch (demo: </text:span><text:a xlink:type="simple" xlink:href="http://bit.ly/2wUjFcS" text:style-name="Internet_20_link" text:visited-style-name="Visited_20_Internet_20_Link"><text:span text:style-name="T70">http://bit.ly/2wUjFcS</text:span></text:a><text:span text:style-name="T70">)</text:span></text:p>
        </text:list-item>
        <text:list-item>
          <text:p text:style-name="P27"><text:span text:style-name="T78">D</text:span>esign and troubleshooting of REST <text:span text:style-name="T71">and </text:span>JSON-based <text:span text:style-name="T78">backend, </text:span>services, <text:span text:style-name="T79">Omniture tracking to and LaunchDarkly feature flags</text:span></text:p>
        </text:list-item>
      </text:list>
      <text:p text:style-name="P7"/>
      <text:h text:style-name="P16" text:outline-level="2"><text:span text:style-name="T67">OCT</text:span> 201<text:span text:style-name="T67">5</text:span> - <text:span text:style-name="T67">MAR</text:span> 201<text:span text:style-name="T67">6</text:span></text:h>
      <text:h text:style-name="P2" text:outline-level="3"><text:span text:style-name="T33">John Deere, remote</text:span><text:span text:style-name="T23"> </text:span><text:span text:style-name="T1">- </text:span><text:span text:style-name="T6">Front End Developer </text:span><text:span text:style-name="T7">Consultant</text:span></text:h>
      <text:list xml:id="list145048725536459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78">services</text:span></text:p>
        </text:list-item>
      </text:list>
      <text:h text:style-name="P15" text:outline-level="2">NOV 2014 - AUG 2015</text:h>
      <text:h text:style-name="P1" text:outline-level="3"><text:span text:style-name="T33">CyberCoders, Irvine, CA</text:span><text:span text:style-name="T23"> </text:span><text:span text:style-name="T1">- </text:span><text:span text:style-name="T5">Front End Java Developer</text:span></text:h>
      <text:list xml:id="list145048269662337" text:continue-numbering="true" text:style-name="L1">
        <text:list-item>
          <text:p text:style-name="P49">Developer for hosted web application 'Compass', a CRM platform for Recruiters.</text:p>
        </text:list-item>
        <text:list-item>
          <text:p text:style-name="P31">Created UI widgets <text:span text:style-name="T80">and application logic for workflow tools in Sencha ExtJS 4.0.7 Javascript </text:span></text:p>
        </text:list-item>
        <text:list-item>
          <text:p text:style-name="P31"><text:span text:style-name="T80">Wrote backend Ajax/JSON components, test coverage in </text:span>Jasmine, <text:span text:style-name="T78">stress testing with jMeter</text:span></text:p>
        </text:list-item>
      </text:list>
      <text:h text:style-name="P14" text:outline-level="2">NOV 2013 - JUNE 2014</text:h>
      <text:h text:style-name="P1" text:outline-level="3"><text:span text:style-name="T33">Sears Holding Corporation, Chicago, IL</text:span><text:span text:style-name="T23"> </text:span><text:span text:style-name="T1">- </text:span><text:span text:style-name="T5">Developer</text:span></text:h>
      <text:list xml:id="list924248662" text:style-name="L2">
        <text:list-item>
          <text:p text:style-name="P51">Member of Core Mobile team supporting <text:span text:style-name="T72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80">Launched mobile version of new fatures</text:span> <text:span text:style-name="T56">Shop Your Way</text:span> <text:span text:style-name="T80">(</text:span>loyalty card<text:span text:style-name="T80">) and</text:span> <text:span text:style-name="T56">Shop Your Way Max</text:span> (Sears version of Amazon Prime).</text:p>
        </text:list-item>
      </text:list>
      <text:h text:style-name="P14" text:outline-level="2">AUG 2012 - AUG 2013</text:h>
      <text:h text:style-name="P1" text:outline-level="3"><text:span text:style-name="T33">Pathfinder Software</text:span><text:span text:style-name="T21"> </text:span><text:span text:style-name="T22">(now </text:span><text:a xlink:type="simple" xlink:href="http://orthogonal.io/" text:style-name="Internet_20_link" text:visited-style-name="Visited_20_Internet_20_Link">orthogonal.io</text:a><text:span text:style-name="T22">)</text:span><text:span text:style-name="T13">, </text:span><text:span text:style-name="T33">Chicago, IL</text:span><text:span text:style-name="T23"> </text:span><text:span text:style-name="T1">- </text:span><text:span text:style-name="T5">Senior Software Engineer</text:span></text:h>
      <text:list xml:id="list1397111940" text:style-name="L3">
        <text:list-item>
          <text:p text:style-name="P52">Wrote mobile apps (iPhone, iPad) for medical clients Kimberly-Clark, Haemonetics, <text:span text:style-name="T81">and </text:span>Amer. Assn. of Critical Care Nurses <text:span text:style-name="T81">in</text:span> hybrid web/iOS AngularJS <text:span text:style-name="T81">and</text:span> jQuery Mobile, Trigger.io, TestFlight, and Rails/Heroku</text:p>
        </text:list-item>
      </text:list>
      <text:list xml:id="list3061782620" text:style-name="L4">
        <text:list-item>
          <text:p text:style-name="P38"><text:span text:style-name="T45">Lead developer on </text:span><text:span text:style-name="T46">iPhone app</text:span><text:span text:style-name="T45"> </text:span><text:span text:style-name="T48">that was deployed in</text:span><text:span text:style-name="T45"> Apple AppStore </text:span><text:span text:style-name="T48">(</text:span><text:span text:style-name="T54">AACN Bedside</text:span><text:span text:style-name="T49">)</text:span></text:p>
        </text:list-item>
        <text:list-item>
          <text:p text:style-name="P39"><text:span text:style-name="T27">Lead developer</text:span><text:span text:style-name="T26"> </text:span><text:span text:style-name="T29">for web-based</text:span><text:span text:style-name="T28"> census and demographic </text:span><text:span text:style-name="T29">data-mining tool </text:span><text:span text:style-name="T26">(</text:span><text:span text:style-name="T30">MetroPulse Chicago</text:span><text:span text:style-name="T27">: </text:span><text:span text:style-name="T26"><text:s/>demo: </text:span><text:a xlink:type="simple" xlink:href="http://bit.ly/2wU5Yun" text:style-name="Internet_20_link" text:visited-style-name="Visited_20_Internet_20_Link"><text:span text:style-name="T34">http://bit.ly/2wU5Yun</text:span></text:a><text:span text:style-name="T26">)</text:span></text:p>
        </text:list-item>
        <text:list-item>
          <text:p text:style-name="P38"><text:span text:style-name="T48">Lead developer on</text:span><text:span text:style-name="T45"> an iPad ‘concierge’ app to connect heart patients, their nurses and caregivers </text:span><text:span text:style-name="T48">(</text:span><text:span text:style-name="T54">ContinuCare)</text:span><text:span text:style-name="T49"> and <text:s/>a blood drive simulation sales tool </text:span><text:span text:style-name="T50">for the iPad </text:span><text:span text:style-name="T49">(</text:span><text:span text:style-name="T55">Automated Whole Blood Collector)</text:span></text:p>
        </text:list-item>
      </text:list>
      <text:h text:style-name="P14" text:outline-level="2">APR 2010 - AUG 2012</text:h>
      <text:h text:style-name="P1" text:outline-level="3"><text:span text:style-name="T33">Truven Health Analytics, Chicago, IL</text:span><text:span text:style-name="T23"> </text:span><text:span text:style-name="T1">- </text:span><text:span text:style-name="T5">Senior Software Engineer</text:span></text:h>
      <text:list xml:id="list3307545219" text:style-name="L5">
        <text:list-item>
          <text:p text:style-name="P55"><text:span text:style-name="T45">Developed hosted web applications </text:span><text:span text:style-name="T53">CareDiscovery</text:span><text:span text:style-name="T45"> and </text:span><text:span text:style-name="T53">IntegrationDiscovery</text:span><text:span text:style-name="T45">, Business Intelligence and data mining tools for </text:span><text:span text:style-name="T48">a 4 TB Oracle OLAP Data Warehouse of Hospital Billing data</text:span></text:p>
        </text:list-item>
        <text:list-item>
          <text:p text:style-name="P33">Created servlet- and portal-based <text:span text:style-name="T81">J2EE</text:span> web applications for IBM Websphere Portal 5, Tomcat 6 &amp; Glassfish i<text:span text:style-name="T81">n Java 1.4 &amp; 6 Servlets, JSP, jQuery Javascript, <text:s/>PL/SQL stored procedures</text:span></text:p>
        </text:list-item>
      </text:list>
      <text:h text:style-name="P14" text:outline-level="2">OCT 2008 - MAR 2010</text:h>
      <text:h text:style-name="P1" text:outline-level="3"><text:span text:style-name="T33">iCrossing, Chicago, IL</text:span><text:span text:style-name="T23"> </text:span><text:span text:style-name="T1">- </text:span><text:span text:style-name="T5">Senior Software Engineer</text:span></text:h>
      <text:list xml:id="list2548286451" text:style-name="L6">
        <text:list-item>
          <text:p text:style-name="P56"><text:span text:style-name="T48">Front End D</text:span><text:span text:style-name="T47">eveloper for</text:span><text:span text:style-name="T45"> hosted web application </text:span><text:span text:style-name="T53">Merchantize</text:span><text:span text:style-name="T45">, </text:span><text:span text:style-name="T47">an Ad Technology</text:span><text:span text:style-name="T45"> tool for managing </text:span><text:soft-page-break/><text:span text:style-name="T45">clients' Paid Search campaigns, </text:span><text:span text:style-name="T51">keyword purchases and</text:span><text:span text:style-name="T45"> </text:span><text:span text:style-name="T52">cost-per-click </text:span><text:span text:style-name="T51">advertising </text:span><text:span text:style-name="T45">with major search and shopping engines (Google, Yahoo, MSN, NexTag, PriceGrabber)</text:span></text:p>
        </text:list-item>
        <text:list-item>
          <text:p text:style-name="P35"><text:span text:style-name="T81">Consumed streaming XML-based product feeds for clients Sears, The Gap, Hilton, Lands End, LEGO, and Williams Sonoma with cron-based processes written in</text:span> Perl, Bash, <text:span text:style-name="T81">SMTP</text:span> <text:span text:style-name="T81">&amp; </text:span>Java. </text:p>
        </text:list-item>
        <text:list-item>
          <text:p text:style-name="P34"><text:span text:style-name="T82">Wrote PDF</text:span> reports in Apache POI <text:span text:style-name="T82">Java, cleaned product feeds and resolved Mysql data integrity issues</text:span></text:p>
        </text:list-item>
      </text:list>
      <text:h text:style-name="P14" text:outline-level="2">FEB 2008 - OCT 2008</text:h>
      <text:h text:style-name="P1" text:outline-level="3"><text:span text:style-name="T33">Chicago Tribune, Chicago, IL</text:span><text:span text:style-name="T23"> </text:span><text:span text:style-name="T1">- </text:span><text:span text:style-name="T5">Senior Internet Applications Developer</text:span></text:h>
      <text:list xml:id="list926876931" text:style-name="L7">
        <text:list-item>
          <text:p text:style-name="P53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83">Created scheduled jobs for sweeping expired database content and</text:span> JMeter test plans <text:span text:style-name="T84">to </text:span>simulate heavy load on high-profile chicagotribune.com website. </text:p>
        </text:list-item>
      </text:list>
      <text:h text:style-name="P26" text:outline-level="1">Education</text:h>
      <text:h text:style-name="P1" text:outline-level="3"><text:span text:style-name="T33">Northwestern University, Evanston, IL </text:span><text:span text:style-name="T3">– </text:span><text:span text:style-name="T5">PhD Music Theory</text:span></text:h>
      <text:p text:style-name="P12"><text:span text:style-name="T2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35">http://bit.ly/2wUbFZq</text:span></text:a></text:p>
      <text:h text:style-name="P13" text:outline-level="3"><text:span text:style-name="T33">Eastman School of Music, Rochester, NY</text:span><text:span text:style-name="T3"> – </text:span><text:span text:style-name="T5">MA Music Theory</text:span></text:h>
      <text:p text:style-name="P10"><text:span text:style-name="T25">Analysis techniques on classical and 20th Century music. Formal computer programming studies. Thesis on Edgard Var</text:span><text:span text:style-name="T40">èse: </text:span><text:a xlink:type="simple" xlink:href="https://bit.ly/3bGS1k4" text:style-name="Internet_20_link" text:visited-style-name="Visited_20_Internet_20_Link">https://bit.ly/3bGS1k4</text:a><text:span text:style-name="T36">.</text:span></text:p>
      <text:h text:style-name="P13" text:outline-level="3"><text:span text:style-name="T33">California State University, Los Angeles, CA</text:span><text:span text:style-name="T3"> – </text:span><text:span text:style-name="T5">BM Piano Performance</text:span></text:h>
      <text:p text:style-name="P11">Performed Junior and Senior recitals, <text:span text:style-name="T67">placed</text:span> in competitions, and performed Beethoven concerto with orchestra.</text:p>
      <text:h text:style-name="P8" text:outline-level="1"><text:span text:style-name="T39">Certifications</text:span><text:span text:style-name="T38"> </text:span></text:h>
      <text:p text:style-name="P23">March 2005: Sun Certified Web Component Developer for J2EE 1.4 (SCWCD)</text:p>
      <text:p text:style-name="P21">Apr 2004: Sun Certified Programmer for the Java 2 Platform 1.4 (SCJP)</text:p>
      <text:h text:style-name="P26" text:outline-level="1">References</text:h>
      <text:p text:style-name="P24">Available on request.</text:p>
      <text:p text:style-name="P9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5T14:50:47.096188146</dc:date>
    <meta:editing-duration>P31DT1H15S</meta:editing-duration>
    <meta:editing-cycles>63</meta:editing-cycles>
    <meta:generator>LibreOffice/6.4.3.2$MacOSX_X86_64 LibreOffice_project/747b5d0ebf89f41c860ec2a39efd7cb15b54f2d8</meta:generator>
    <meta:print-date>2020-03-06T11:27:47.601830000</meta:print-date>
    <meta:document-statistic meta:table-count="0" meta:image-count="0" meta:object-count="0" meta:page-count="3" meta:paragraph-count="73" meta:word-count="1041" meta:character-count="7253" meta:non-whitespace-character-count="6286"/>
  </office:meta>
</office:document-meta>
</file>